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7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>ПРОТОКОЛ <text:span text:style-name="T7">ПОВЕРКИ</text:span></text:p>
      <text:p text:style-name="P5"/>
      <text:p text:style-name="P29"><text:span text:style-name="T9">БДКГ-2</text:span><text:span text:style-name="T4">3/1</text:span><text:span text:style-name="T9"> зав. № </text:span><text:span text:style-name="T3">$allSerial</text:span></text:p>
      <text:p text:style-name="P28"><text:span text:style-name="T19">принадлежащего<text:tab/></text:span><text:span text:style-name="T20"><text:tab/></text:span></text:p>
      <text:p text:style-name="P31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мкЗв/ч, <text:s/>согласно методике, изложенной в </text:span><text:span text:style-name="T28">МП. МН-</text:span><text:span text:style-name="T27">854</text:span><text:span text:style-name="T28">-200</text:span><text:span text:style-name="T27">0</text:span></text:p>
      <text:p text:style-name="P23"><text:span text:style-name="T7">1. С</text:span>редства <text:span text:style-name="T7">поверки</text:span></text:p>
      <text:p text:style-name="P14">а)<text:tab/>Эталонные средства измерений:</text:p>
      <text:p text:style-name="P32">- <text:span text:style-name="T1">$facility_110</text:span>;</text:p>
      <text:p text:style-name="P32">- <text:span text:style-name="T1">$facility_1</text:span><text:span text:style-name="T7">3</text:span><text:span text:style-name="T1">0</text:span>;</text:p>
      <text:p text:style-name="P16"><text:span text:style-name="T5">б</text:span><text:span text:style-name="T6">)<text:tab/></text:span><text:span text:style-name="T5">Оборудование</text:span><text:span text:style-name="T6">:</text:span></text:p>
      <text:p text:style-name="P33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4">а)<text:tab/>Внешний осмотр и опробование БД:</text:p>
      <text:p text:style-name="P34">- документация<text:tab/></text:p>
      <text:p text:style-name="P34">- отсутствие механических повреждений<text:tab/></text:p>
      <text:p text:style-name="P35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34">- контроль работоспособности<text:tab/></text:p>
      <text:p text:style-name="P14"><text:span text:style-name="T7">б</text:span>)<text:tab/>Проверка допускаемой основной относительной погрешности измерения мощности дозы измерителя с БДКГ–<text:span text:style-name="T7">2</text:span><text:span text:style-name="T1">3/1</text:span></text:p>
      <text:p text:style-name="P1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3">1</text:span></text:p>
          </table:table-cell>
          <table:table-cell table:style-name="t1.D3" office:value-type="string">
            <text:p text:style-name="P25"><text:span text:style-name="T2">H</text:span><text:span text:style-name="T13">2</text:span></text:p>
          </table:table-cell>
          <table:table-cell table:style-name="t1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<text:span text:style-name="T1">15</text:span>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7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1">40</text:span>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Зв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8">H</text:span><text:span text:style-name="T13">1</text:span></text:p>
          </table:table-cell>
          <table:table-cell table:style-name="t2.D3" office:value-type="string">
            <text:p text:style-name="P25"><text:span text:style-name="T2">H</text:span><text:span text:style-name="T13">2</text:span></text:p>
          </table:table-cell>
          <table:table-cell table:style-name="t2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7">0,7</text:span> 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8">7 Зв/ч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8"><text:span text:style-name="T1">40</text:span> Зв/ч</text:p>
          </table:table-cell>
          <table:table-cell table:style-name="t2.B13" office:value-type="string">
            <text:p text:style-name="P9">$<text:span text:style-name="T1">2</text:span>-3<text:span text:style-name="T1">8</text:span></text:p>
          </table:table-cell>
          <table:table-cell table:style-name="t2.B13" office:value-type="string">
            <text:p text:style-name="P9"><text:span text:style-name="T1">$2-</text:span>4<text:span text:style-name="T1">8</text:span></text:p>
          </table:table-cell>
          <table:table-cell table:style-name="t2.B13" office:value-type="string">
            <text:p text:style-name="P9"><text:span text:style-name="T1">$2-</text:span>5<text:span text:style-name="T1">8</text:span></text:p>
          </table:table-cell>
          <table:table-cell table:style-name="t2.B13" office:value-type="string">
            <text:p text:style-name="P9"><text:span text:style-name="T1">$2-</text:span>6<text:span text:style-name="T1">8</text:span></text:p>
          </table:table-cell>
          <table:table-cell table:style-name="t2.B13" office:value-type="string">
            <text:p text:style-name="P9">$<text:span text:style-name="T1">2</text:span>-7<text:span text:style-name="T1">8</text:span></text:p>
          </table:table-cell>
          <table:table-cell table:style-name="t2.B13" office:value-type="string">
            <text:p text:style-name="P9"><text:span text:style-name="T1">$2-</text:span>8<text:span text:style-name="T1">8</text:span></text:p>
          </table:table-cell>
          <table:table-cell table:style-name="t2.B13" office:value-type="string">
            <text:p text:style-name="P9"><text:span text:style-name="T1">$2-</text:span>0<text:span text:style-name="T1">8</text:span></text:p>
          </table:table-cell>
          <table:table-cell table:style-name="t2.B13" office:value-type="string">
            <text:p text:style-name="P9"><text:span text:style-name="T1">$2-</text:span>1<text:span text:style-name="T1">8</text:span></text:p>
          </table:table-cell>
          <table:table-cell table:style-name="t2.B13" office:value-type="string">
            <text:p text:style-name="P9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Зв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8">H</text:span><text:span text:style-name="T13">1</text:span></text:p>
          </table:table-cell>
          <table:table-cell table:style-name="t3.D3" office:value-type="string">
            <text:p text:style-name="P25"><text:span text:style-name="T2">H</text:span><text:span text:style-name="T13">2</text:span></text:p>
          </table:table-cell>
          <table:table-cell table:style-name="t3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3.A5" office:value-type="string">
            <text:p text:style-name="P10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10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10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10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5" office:value-type="string">
            <text:p text:style-name="P10">7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7">0,7</text:span> 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>
          <table:table-cell table:style-name="t3.A5" office:value-type="string">
            <text:p text:style-name="P10">7 Зв/ч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>
          <table:table-cell table:style-name="t3.A13" office:value-type="string">
            <text:p text:style-name="P8"><text:span text:style-name="T1">40</text:span> Зв/ч</text:p>
          </table:table-cell>
          <table:table-cell table:style-name="t3.B13" office:value-type="string">
            <text:p text:style-name="P9"><text:span text:style-name="T1">$3-</text:span>3<text:span text:style-name="T1">8</text:span></text:p>
          </table:table-cell>
          <table:table-cell table:style-name="t3.B13" office:value-type="string">
            <text:p text:style-name="P9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9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Зв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8">H</text:span><text:span text:style-name="T13">1</text:span></text:p>
          </table:table-cell>
          <table:table-cell table:style-name="t4.D3" office:value-type="string">
            <text:p text:style-name="P25"><text:span text:style-name="T2">H</text:span><text:span text:style-name="T13">2</text:span></text:p>
          </table:table-cell>
          <table:table-cell table:style-name="t4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7">0,7</text:span> 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>
          <table:table-cell table:style-name="t4.A5" office:value-type="string">
            <text:p text:style-name="P8">7 Зв/ч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>
          <table:table-cell table:style-name="t4.A13" office:value-type="string">
            <text:p text:style-name="P8"><text:span text:style-name="T1">40</text:span> Зв/ч</text:p>
          </table:table-cell>
          <table:table-cell table:style-name="t4.B13" office:value-type="string">
            <text:p text:style-name="P9">$<text:span text:style-name="T1">4</text:span>-3<text:span text:style-name="T1">8</text:span></text:p>
          </table:table-cell>
          <table:table-cell table:style-name="t4.B13" office:value-type="string">
            <text:p text:style-name="P9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9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9">$<text:span text:style-name="T1">4</text:span>-1<text:span text:style-name="T1">8</text:span></text:p>
          </table:table-cell>
          <table:table-cell table:style-name="t4.B13" office:value-type="string">
            <text:p text:style-name="P9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Зв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8">H</text:span><text:span text:style-name="T13">1</text:span></text:p>
          </table:table-cell>
          <table:table-cell table:style-name="t5.D3" office:value-type="string">
            <text:p text:style-name="P25"><text:span text:style-name="T2">H</text:span><text:span text:style-name="T13">2</text:span></text:p>
          </table:table-cell>
          <table:table-cell table:style-name="t5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7">0,7</text:span> 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>
          <table:table-cell table:style-name="t5.A5" office:value-type="string">
            <text:p text:style-name="P8">7 Зв/ч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>
          <table:table-cell table:style-name="t5.A13" office:value-type="string">
            <text:p text:style-name="P8"><text:span text:style-name="T1">40</text:span> Зв/ч</text:p>
          </table:table-cell>
          <table:table-cell table:style-name="t5.B13" office:value-type="string">
            <text:p text:style-name="P9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9">$<text:span text:style-name="T1">5</text:span>-7<text:span text:style-name="T1">8</text:span></text:p>
          </table:table-cell>
          <table:table-cell table:style-name="t5.B13" office:value-type="string">
            <text:p text:style-name="P9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Зв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8">H</text:span><text:span text:style-name="T13">1</text:span></text:p>
          </table:table-cell>
          <table:table-cell table:style-name="t6.D3" office:value-type="string">
            <text:p text:style-name="P25"><text:span text:style-name="T2">H</text:span><text:span text:style-name="T13">2</text:span></text:p>
          </table:table-cell>
          <table:table-cell table:style-name="t6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7">0,7</text:span> Зв/ч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>
          <table:table-cell table:style-name="t6.A5" office:value-type="string">
            <text:p text:style-name="P8">7 Зв/ч</text:p>
          </table:table-cell>
          <table:table-cell table:style-name="t6.B5" office:value-type="string">
            <text:p text:style-name="P9">$6-38</text:p>
          </table:table-cell>
          <table:table-cell table:style-name="t6.B5" office:value-type="string">
            <text:p text:style-name="P9">$6-48</text:p>
          </table:table-cell>
          <table:table-cell table:style-name="t6.B5" office:value-type="string">
            <text:p text:style-name="P9">$6-58</text:p>
          </table:table-cell>
          <table:table-cell table:style-name="t6.B5" office:value-type="string">
            <text:p text:style-name="P9">$6-68</text:p>
          </table:table-cell>
          <table:table-cell table:style-name="t6.B5" office:value-type="string">
            <text:p text:style-name="P9">$6-78</text:p>
          </table:table-cell>
          <table:table-cell table:style-name="t6.B5" office:value-type="string">
            <text:p text:style-name="P9">$6-88</text:p>
          </table:table-cell>
          <table:table-cell table:style-name="t6.B5" office:value-type="string">
            <text:p text:style-name="P9">$6-08</text:p>
          </table:table-cell>
          <table:table-cell table:style-name="t6.B5" office:value-type="string">
            <text:p text:style-name="P9">$6-18</text:p>
          </table:table-cell>
          <table:table-cell table:style-name="t6.B5" office:value-type="string">
            <text:p text:style-name="P9">$6-28</text:p>
          </table:table-cell>
          <table:covered-table-cell/>
        </table:table-row>
        <table:table-row>
          <table:table-cell table:style-name="t6.A13" office:value-type="string">
            <text:p text:style-name="P8"><text:span text:style-name="T1">40</text:span> Зв/ч</text:p>
          </table:table-cell>
          <table:table-cell table:style-name="t6.B13" office:value-type="string">
            <text:p text:style-name="P9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9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9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Зв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8">H</text:span><text:span text:style-name="T13">1</text:span></text:p>
          </table:table-cell>
          <table:table-cell table:style-name="t7.D3" office:value-type="string">
            <text:p text:style-name="P25"><text:span text:style-name="T2">H</text:span><text:span text:style-name="T13">2</text:span></text:p>
          </table:table-cell>
          <table:table-cell table:style-name="t7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7">0,7</text:span> 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>
          <table:table-cell table:style-name="t7.A5" office:value-type="string">
            <text:p text:style-name="P8">7 Зв/ч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>
          <table:table-cell table:style-name="t7.A13" office:value-type="string">
            <text:p text:style-name="P8"><text:span text:style-name="T1">40</text:span> Зв/ч</text:p>
          </table:table-cell>
          <table:table-cell table:style-name="t7.B13" office:value-type="string">
            <text:p text:style-name="P9"><text:span text:style-name="T1">$7-</text:span>3<text:span text:style-name="T1">8</text:span></text:p>
          </table:table-cell>
          <table:table-cell table:style-name="t7.B13" office:value-type="string">
            <text:p text:style-name="P9">$<text:span text:style-name="T1">7</text:span>-4<text:span text:style-name="T1">8</text:span></text:p>
          </table:table-cell>
          <table:table-cell table:style-name="t7.B13" office:value-type="string">
            <text:p text:style-name="P9">$<text:span text:style-name="T1">7</text:span>-5<text:span text:style-name="T1">8</text:span></text:p>
          </table:table-cell>
          <table:table-cell table:style-name="t7.B13" office:value-type="string">
            <text:p text:style-name="P9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9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0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Зв/ч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8">H</text:span><text:span text:style-name="T13">1</text:span></text:p>
          </table:table-cell>
          <table:table-cell table:style-name="t8.D3" office:value-type="string">
            <text:p text:style-name="P25"><text:span text:style-name="T2">H</text:span><text:span text:style-name="T13">2</text:span></text:p>
          </table:table-cell>
          <table:table-cell table:style-name="t8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7">0,7</text:span> 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8">7 Зв/ч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8"><text:span text:style-name="T1">40</text:span> Зв/ч</text:p>
          </table:table-cell>
          <table:table-cell table:style-name="t8.B13" office:value-type="string">
            <text:p text:style-name="P9"><text:span text:style-name="T1">$8-</text:span>3<text:span text:style-name="T1">8</text:span></text:p>
          </table:table-cell>
          <table:table-cell table:style-name="t8.B13" office:value-type="string">
            <text:p text:style-name="P9">$<text:span text:style-name="T1">8</text:span>-4<text:span text:style-name="T1">8</text:span></text:p>
          </table:table-cell>
          <table:table-cell table:style-name="t8.B13" office:value-type="string">
            <text:p text:style-name="P9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9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Зв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8">H</text:span><text:span text:style-name="T13">1</text:span></text:p>
          </table:table-cell>
          <table:table-cell table:style-name="t9.D3" office:value-type="string">
            <text:p text:style-name="P25"><text:span text:style-name="T2">H</text:span><text:span text:style-name="T13">2</text:span></text:p>
          </table:table-cell>
          <table:table-cell table:style-name="t9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7">0,7</text:span> 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>
          <table:table-cell table:style-name="t9.A5" office:value-type="string">
            <text:p text:style-name="P8">7 Зв/ч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>
          <table:table-cell table:style-name="t9.A13" office:value-type="string">
            <text:p text:style-name="P8"><text:span text:style-name="T1">40</text:span> Зв/ч</text:p>
          </table:table-cell>
          <table:table-cell table:style-name="t9.B13" office:value-type="string">
            <text:p text:style-name="P9">$<text:span text:style-name="T1">9</text:span>-3<text:span text:style-name="T1">8</text:span></text:p>
          </table:table-cell>
          <table:table-cell table:style-name="t9.B13" office:value-type="string">
            <text:p text:style-name="P9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9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Фон, нЗв/ч</text:p>
          </table:table-cell>
          <table:table-cell table:style-name="t10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8">H</text:span><text:span text:style-name="T13">1</text:span></text:p>
          </table:table-cell>
          <table:table-cell table:style-name="t10.D3" office:value-type="string">
            <text:p text:style-name="P25"><text:span text:style-name="T2">H</text:span><text:span text:style-name="T13">2</text:span></text:p>
          </table:table-cell>
          <table:table-cell table:style-name="t10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7">0,7</text:span> 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>
          <table:table-cell table:style-name="t10.A5" office:value-type="string">
            <text:p text:style-name="P8">7 Зв/ч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>
          <table:table-cell table:style-name="t10.A13" office:value-type="string">
            <text:p text:style-name="P8"><text:span text:style-name="T1">40</text:span> Зв/ч</text:p>
          </table:table-cell>
          <table:table-cell table:style-name="t10.B13" office:value-type="string">
            <text:p text:style-name="P9">$1<text:span text:style-name="T1">0</text:span>-3<text:span text:style-name="T1">8</text:span></text:p>
          </table:table-cell>
          <table:table-cell table:style-name="t10.B13" office:value-type="string">
            <text:p text:style-name="P9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9">$1<text:span text:style-name="T1">0</text:span>-2<text:span text:style-name="T1">8</text:span></text:p>
          </table:table-cell>
          <table:covered-table-cell/>
        </table:table-row>
      </table:table>
      <text:p text:style-name="P1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/<text:span text:style-name="MT1">1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2:11:20.24</dc:date>
    <meta:editing-duration>P3DT1H13M49S</meta:editing-duration>
    <meta:editing-cycles>304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680" meta:character-count="10089"/>
  </office:meta>
</office:document-meta>
</file>